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08/2021</text:span></text:p>
      <text:p text:style-name="P9"/>
      <text:p text:style-name="P10">RECIBI CONFORME</text:p>
      <text:p text:style-name="P9"/>
      <text:p text:style-name="P11">CLIENTE: DELHUALLAGA CORPORACION S.R.L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ROJ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SILVA CHAMORRO JUAN ISAAC</text:span></text:p>
      <text:p text:style-name="P5">Recojo: <text:span text:style-name="T3">DELHUALLAGA CORPORACION SRL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17:16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